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Read.SockRead( InputStream _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Client.sendLine( String line , OutputStream outPi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Read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ShellClient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